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co28" style:family="table-column">
      <style:table-column-properties fo:break-before="auto" style:column-width="1.554cm"/>
    </style:style>
    <style:style style:name="co29" style:family="table-column">
      <style:table-column-properties fo:break-before="auto" style:column-width="1.358cm"/>
    </style:style>
    <style:style style:name="co30" style:family="table-column">
      <style:table-column-properties fo:break-before="auto" style:column-width="1.526cm"/>
    </style:style>
    <style:style style:name="co31" style:family="table-column">
      <style:table-column-properties fo:break-before="auto" style:column-width="1.304cm"/>
    </style:style>
    <style:style style:name="co32" style:family="table-column">
      <style:table-column-properties fo:break-before="auto" style:column-width="1.192cm"/>
    </style:style>
    <style:style style:name="co33" style:family="table-column">
      <style:table-column-properties fo:break-before="auto" style:column-width="1.386cm"/>
    </style:style>
    <style:style style:name="co34" style:family="table-column">
      <style:table-column-properties fo:break-before="auto" style:column-width="0.804cm"/>
    </style:style>
    <style:style style:name="co35" style:family="table-column">
      <style:table-column-properties fo:break-before="auto" style:column-width="1.469cm"/>
    </style:style>
    <style:style style:name="co36" style:family="table-column">
      <style:table-column-properties fo:break-before="auto" style:column-width="0.942cm"/>
    </style:style>
    <style:style style:name="co37" style:family="table-column">
      <style:table-column-properties fo:break-before="auto" style:column-width="1.332cm"/>
    </style:style>
    <style:style style:name="co38" style:family="table-column">
      <style:table-column-properties fo:break-before="auto" style:column-width="0.526cm"/>
    </style:style>
    <style:style style:name="co39" style:family="table-column">
      <style:table-column-properties fo:break-before="auto" style:column-width="1.774cm"/>
    </style:style>
    <style:style style:name="co40" style:family="table-column">
      <style:table-column-properties fo:break-before="auto" style:column-width="1.443cm"/>
    </style:style>
    <style:style style:name="co41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18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9" style:family="table-cell" style:parent-style-name="Default" style:data-style-name="N116">
      <style:table-cell-properties fo:background-color="#ffffcc"/>
    </style:style>
    <style:style style:name="ce20" style:family="table-cell" style:parent-style-name="Default" style:data-style-name="N2">
      <style:table-cell-properties fo:background-color="#ffffcc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 style:data-style-name="N2">
      <style:table-cell-properties fo:background-color="#ccffff"/>
    </style:style>
    <style:style style:name="ce23" style:family="table-cell" style:parent-style-name="Default" style:data-style-name="N2">
      <style:table-cell-properties fo:background-color="#ccff99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26.5551158948854">
            <text:p>26.5551</text:p>
          </table:table-cell>
          <table:table-cell table:style-name="ce7" office:value-type="float" office:value="24.43">
            <text:p>24.43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26.9859185237957">
            <text:p>26.9859</text:p>
          </table:table-cell>
          <table:table-cell table:style-name="ce7" office:value-type="float" office:value="4.185">
            <text:p>4.185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4.62284359484589">
            <text:p>4.6228</text:p>
          </table:table-cell>
          <table:table-cell table:style-name="ce7" office:value-type="float" office:value="0.735">
            <text:p>0.735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0.811897262177235">
            <text:p>0.8119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26.292193955332">
            <text:p>26.2922</text:p>
          </table:table-cell>
          <table:table-cell table:style-name="ce8" table:formula="of:=[.S2]" office:value-type="float" office:value="24.43">
            <text:p>24.43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26.7187312116789">
            <text:p>26.7187</text:p>
          </table:table-cell>
          <table:table-cell table:style-name="ce8" table:formula="of:=[.V2]" office:value-type="float" office:value="4.185">
            <text:p>4.185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4.57707286618405">
            <text:p>4.5771</text:p>
          </table:table-cell>
          <table:table-cell table:style-name="ce8" table:formula="of:=[.Y2]" office:value-type="float" office:value="0.735">
            <text:p>0.735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0.803858675423005">
            <text:p>0.8039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26.031875203299">
            <text:p>26.0319</text:p>
          </table:table-cell>
          <table:table-cell table:style-name="ce8" table:formula="of:=[.S3]" office:value-type="float" office:value="24.43">
            <text:p>24.43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26.454189318494">
            <text:p>26.4542</text:p>
          </table:table-cell>
          <table:table-cell table:style-name="ce8" table:formula="of:=[.V3]" office:value-type="float" office:value="4.185">
            <text:p>4.185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4.53175531305352">
            <text:p>4.5318</text:p>
          </table:table-cell>
          <table:table-cell table:style-name="ce8" table:formula="of:=[.Y3]" office:value-type="float" office:value="0.735">
            <text:p>0.735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0.795899678636639">
            <text:p>0.7959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25.7741338646525">
            <text:p>25.7741</text:p>
          </table:table-cell>
          <table:table-cell table:style-name="ce8" table:formula="of:=[.S4]" office:value-type="float" office:value="24.43">
            <text:p>24.43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26.1922666519743">
            <text:p>26.1923</text:p>
          </table:table-cell>
          <table:table-cell table:style-name="ce8" table:formula="of:=[.V4]" office:value-type="float" office:value="4.185">
            <text:p>4.185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4.48688644856784">
            <text:p>4.4869</text:p>
          </table:table-cell>
          <table:table-cell table:style-name="ce8" table:formula="of:=[.Y4]" office:value-type="float" office:value="0.735">
            <text:p>0.735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0.788019483798652">
            <text:p>0.7880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25.518944420448">
            <text:p>25.5189</text:p>
          </table:table-cell>
          <table:table-cell table:style-name="ce8" table:formula="of:=[.S5]" office:value-type="float" office:value="24.43">
            <text:p>24.43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25.9329372791824">
            <text:p>25.9329</text:p>
          </table:table-cell>
          <table:table-cell table:style-name="ce8" table:formula="of:=[.V5]" office:value-type="float" office:value="4.185">
            <text:p>4.185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4.44246183026518">
            <text:p>4.4425</text:p>
          </table:table-cell>
          <table:table-cell table:style-name="ce8" table:formula="of:=[.Y5]" office:value-type="float" office:value="0.735">
            <text:p>0.735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0.780217310691735">
            <text:p>0.7802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25.266281604404">
            <text:p>25.2663</text:p>
          </table:table-cell>
          <table:table-cell table:style-name="ce8" table:formula="of:=[.S6]" office:value-type="float" office:value="24.43">
            <text:p>24.43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25.676175523943">
            <text:p>25.6762</text:p>
          </table:table-cell>
          <table:table-cell table:style-name="ce8" table:formula="of:=[.V6]" office:value-type="float" office:value="4.185">
            <text:p>4.185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4.3984770596685">
            <text:p>4.3985</text:p>
          </table:table-cell>
          <table:table-cell table:style-name="ce8" table:formula="of:=[.Y6]" office:value-type="float" office:value="0.735">
            <text:p>0.735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0.7724923868235">
            <text:p>0.7725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25.0161204004">
            <text:p>25.0161</text:p>
          </table:table-cell>
          <table:table-cell table:style-name="ce8" table:formula="of:=[.S7]" office:value-type="float" office:value="24.43">
            <text:p>24.43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25.4219559643">
            <text:p>25.4220</text:p>
          </table:table-cell>
          <table:table-cell table:style-name="ce8" table:formula="of:=[.V7]" office:value-type="float" office:value="4.185">
            <text:p>4.185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4.35492778185">
            <text:p>4.3549</text:p>
          </table:table-cell>
          <table:table-cell table:style-name="ce8" table:formula="of:=[.Y7]" office:value-type="float" office:value="0.735">
            <text:p>0.735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0.76484394735">
            <text:p>0.764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24.76843604">
            <text:p>24.7684</text:p>
          </table:table-cell>
          <table:table-cell table:style-name="ce8" table:formula="of:=[.S8]" office:value-type="float" office:value="24.43">
            <text:p>24.43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25.17025343">
            <text:p>25.1703</text:p>
          </table:table-cell>
          <table:table-cell table:style-name="ce8" table:formula="of:=[.V8]" office:value-type="float" office:value="4.185">
            <text:p>4.185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4.311809685">
            <text:p>4.3118</text:p>
          </table:table-cell>
          <table:table-cell table:style-name="ce8" table:formula="of:=[.Y8]" office:value-type="float" office:value="0.735">
            <text:p>0.735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0.757271235">
            <text:p>0.7573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4.523204">
            <text:p>24.5232</text:p>
          </table:table-cell>
          <table:table-cell table:style-name="ce8" table:formula="of:=[.S9]" office:value-type="float" office:value="24.43">
            <text:p>24.43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24.921043">
            <text:p>24.9210</text:p>
          </table:table-cell>
          <table:table-cell table:style-name="ce8" table:formula="of:=[.V9]" office:value-type="float" office:value="4.185">
            <text:p>4.185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4.2691185">
            <text:p>4.2691</text:p>
          </table:table-cell>
          <table:table-cell table:style-name="ce8" table:formula="of:=[.Y9]" office:value-type="float" office:value="0.735">
            <text:p>0.735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0.7497735">
            <text:p>0.7498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4.2804">
            <text:p>24.2804</text:p>
          </table:table-cell>
          <table:table-cell table:style-name="ce8" table:formula="of:=[.S10]" office:value-type="float" office:value="24.43">
            <text:p>24.43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24.6743">
            <text:p>24.6743</text:p>
          </table:table-cell>
          <table:table-cell table:style-name="ce8" table:formula="of:=[.V10]" office:value-type="float" office:value="4.185">
            <text:p>4.185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4.22685">
            <text:p>4.2269</text:p>
          </table:table-cell>
          <table:table-cell table:style-name="ce8" table:formula="of:=[.Y10]" office:value-type="float" office:value="0.735">
            <text:p>0.735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0.74235">
            <text:p>0.742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4.04">
            <text:p>24.0400</text:p>
          </table:table-cell>
          <table:table-cell table:style-name="ce8" table:formula="of:=[.S11]" office:value-type="float" office:value="24.43">
            <text:p>24.43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24.43">
            <text:p>24.4300</text:p>
          </table:table-cell>
          <table:table-cell table:style-name="ce8" table:formula="of:=[.V11]" office:value-type="float" office:value="4.185">
            <text:p>4.185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4.185">
            <text:p>4.1850</text:p>
          </table:table-cell>
          <table:table-cell table:style-name="ce8" table:formula="of:=[.Y11]" office:value-type="float" office:value="0.735">
            <text:p>0.735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0.735">
            <text:p>0.735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3.8019801980198">
            <text:p>23.8020</text:p>
          </table:table-cell>
          <table:table-cell table:style-name="ce8" table:formula="of:=[.S12]" office:value-type="float" office:value="24.43">
            <text:p>24.43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24.1881188118812">
            <text:p>24.1881</text:p>
          </table:table-cell>
          <table:table-cell table:style-name="ce8" table:formula="of:=[.V12]" office:value-type="float" office:value="4.185">
            <text:p>4.185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4.14356435643564">
            <text:p>4.1436</text:p>
          </table:table-cell>
          <table:table-cell table:style-name="ce8" table:formula="of:=[.Y12]" office:value-type="float" office:value="0.735">
            <text:p>0.735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0.727722772277228">
            <text:p>0.7277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3.5663170277424">
            <text:p>23.5663</text:p>
          </table:table-cell>
          <table:table-cell table:style-name="ce8" table:formula="of:=[.S13]" office:value-type="float" office:value="24.43">
            <text:p>24.43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23.9486324870111">
            <text:p>23.9486</text:p>
          </table:table-cell>
          <table:table-cell table:style-name="ce8" table:formula="of:=[.V13]" office:value-type="float" office:value="4.185">
            <text:p>4.185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4.10253896676796">
            <text:p>4.1025</text:p>
          </table:table-cell>
          <table:table-cell table:style-name="ce8" table:formula="of:=[.Y13]" office:value-type="float" office:value="0.735">
            <text:p>0.735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0.720517596314087">
            <text:p>0.7205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3.3329871561806">
            <text:p>23.3330</text:p>
          </table:table-cell>
          <table:table-cell table:style-name="ce8" table:formula="of:=[.S14]" office:value-type="float" office:value="24.43">
            <text:p>24.43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23.7115173138724">
            <text:p>23.7115</text:p>
          </table:table-cell>
          <table:table-cell table:style-name="ce8" table:formula="of:=[.V14]" office:value-type="float" office:value="4.185">
            <text:p>4.185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4.06191976907719">
            <text:p>4.0619</text:p>
          </table:table-cell>
          <table:table-cell table:style-name="ce8" table:formula="of:=[.Y14]" office:value-type="float" office:value="0.735">
            <text:p>0.735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0.713383758726819">
            <text:p>0.7134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3.1019674813669">
            <text:p>23.1020</text:p>
          </table:table-cell>
          <table:table-cell table:style-name="ce8" table:formula="of:=[.S15]" office:value-type="float" office:value="24.43">
            <text:p>24.43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23.4767498157152">
            <text:p>23.4767</text:p>
          </table:table-cell>
          <table:table-cell table:style-name="ce8" table:formula="of:=[.V15]" office:value-type="float" office:value="4.185">
            <text:p>4.185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4.02170274166059">
            <text:p>4.0217</text:p>
          </table:table-cell>
          <table:table-cell table:style-name="ce8" table:formula="of:=[.Y15]" office:value-type="float" office:value="0.735">
            <text:p>0.735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0.70632055319487">
            <text:p>0.7063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2.8732351300662">
            <text:p>22.8732</text:p>
          </table:table-cell>
          <table:table-cell table:style-name="ce8" table:formula="of:=[.S16]" office:value-type="float" office:value="24.43">
            <text:p>24.43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23.2443067482329">
            <text:p>23.2443</text:p>
          </table:table-cell>
          <table:table-cell table:style-name="ce8" table:formula="of:=[.V16]" office:value-type="float" office:value="4.185">
            <text:p>4.185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3.98188390263424">
            <text:p>3.9819</text:p>
          </table:table-cell>
          <table:table-cell table:style-name="ce8" table:formula="of:=[.Y16]" office:value-type="float" office:value="0.735">
            <text:p>0.735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0.69932728039096">
            <text:p>0.6993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2.6467674555111">
            <text:p>22.6468</text:p>
          </table:table-cell>
          <table:table-cell table:style-name="ce8" table:formula="of:=[.S17]" office:value-type="float" office:value="24.43">
            <text:p>24.43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23.0141650972603">
            <text:p>23.0142</text:p>
          </table:table-cell>
          <table:table-cell table:style-name="ce8" table:formula="of:=[.V17]" office:value-type="float" office:value="4.185">
            <text:p>4.185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3.94245930953885">
            <text:p>3.9425</text:p>
          </table:table-cell>
          <table:table-cell table:style-name="ce8" table:formula="of:=[.Y17]" office:value-type="float" office:value="0.735">
            <text:p>0.735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0.692403247911842">
            <text:p>0.6924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2.4225420351595">
            <text:p>22.4225</text:p>
          </table:table-cell>
          <table:table-cell table:style-name="ce8" table:formula="of:=[.S18]" office:value-type="float" office:value="24.43">
            <text:p>24.43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22.7863020764953">
            <text:p>22.7863</text:p>
          </table:table-cell>
          <table:table-cell table:style-name="ce8" table:formula="of:=[.V18]" office:value-type="float" office:value="4.185">
            <text:p>4.185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3.90342505894936">
            <text:p>3.9034</text:p>
          </table:table-cell>
          <table:table-cell table:style-name="ce8" table:formula="of:=[.Y18]" office:value-type="float" office:value="0.735">
            <text:p>0.735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0.685547770209744">
            <text:p>0.6855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2.2005366684748">
            <text:p>22.2005</text:p>
          </table:table-cell>
          <table:table-cell table:style-name="ce8" table:formula="of:=[.S19]" office:value-type="float" office:value="24.43">
            <text:p>24.43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22.5606951252429">
            <text:p>22.5607</text:p>
          </table:table-cell>
          <table:table-cell table:style-name="ce8" table:formula="of:=[.V19]" office:value-type="float" office:value="4.185">
            <text:p>4.185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3.86477728608848">
            <text:p>3.8648</text:p>
          </table:table-cell>
          <table:table-cell table:style-name="ce8" table:formula="of:=[.Y19]" office:value-type="float" office:value="0.735">
            <text:p>0.735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0.678760168524499">
            <text:p>0.6788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1.9807293747275">
            <text:p>21.9807</text:p>
          </table:table-cell>
          <table:table-cell table:style-name="ce8" table:formula="of:=[.S20]" office:value-type="float" office:value="24.43">
            <text:p>24.43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22.3373219061811">
            <text:p>22.3373</text:p>
          </table:table-cell>
          <table:table-cell table:style-name="ce8" table:formula="of:=[.V20]" office:value-type="float" office:value="4.185">
            <text:p>4.185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3.82651216444404">
            <text:p>3.8265</text:p>
          </table:table-cell>
          <table:table-cell table:style-name="ce8" table:formula="of:=[.Y20]" office:value-type="float" office:value="0.735">
            <text:p>0.735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0.672039770816336">
            <text:p>0.6720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1.7630983908193">
            <text:p>21.7631</text:p>
          </table:table-cell>
          <table:table-cell table:style-name="ce8" table:formula="of:=[.S21]" office:value-type="float" office:value="24.43">
            <text:p>24.43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22.1161603031496">
            <text:p>22.1162</text:p>
          </table:table-cell>
          <table:table-cell table:style-name="ce8" table:formula="of:=[.V21]" office:value-type="float" office:value="4.185">
            <text:p>4.185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3.78862590539013">
            <text:p>3.7886</text:p>
          </table:table-cell>
          <table:table-cell table:style-name="ce8" table:formula="of:=[.Y21]" office:value-type="float" office:value="0.735">
            <text:p>0.735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0.665385911699343">
            <text:p>0.665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1.089">
            <text:p>1.089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2029334945728">
            <text:p>1.2029</text:p>
          </table:table-cell>
          <table:table-cell table:style-name="ce7" office:value-type="float" office:value="0.663">
            <text:p>0.663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0.732364469147629">
            <text:p>0.7324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1.089">
            <text:p>1.089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19102326195327">
            <text:p>1.1910</text:p>
          </table:table-cell>
          <table:table-cell table:style-name="ce8" table:formula="of:=[.Y25]" office:value-type="float" office:value="0.663">
            <text:p>0.663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0.725113335789731">
            <text:p>0.7251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1.089">
            <text:p>1.089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17923095242898">
            <text:p>1.1792</text:p>
          </table:table-cell>
          <table:table-cell table:style-name="ce8" table:formula="of:=[.Y26]" office:value-type="float" office:value="0.663">
            <text:p>0.663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0.717933995831417">
            <text:p>0.7179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1.089">
            <text:p>1.089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16755539844453">
            <text:p>1.1676</text:p>
          </table:table-cell>
          <table:table-cell table:style-name="ce8" table:formula="of:=[.Y27]" office:value-type="float" office:value="0.663">
            <text:p>0.663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0.710825738446948">
            <text:p>0.7108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1.089">
            <text:p>1.089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15599544400449">
            <text:p>1.1560</text:p>
          </table:table-cell>
          <table:table-cell table:style-name="ce8" table:formula="of:=[.Y28]" office:value-type="float" office:value="0.663">
            <text:p>0.663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0.703787859848463">
            <text:p>0.703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1.089">
            <text:p>1.089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1445499445589">
            <text:p>1.1445</text:p>
          </table:table-cell>
          <table:table-cell table:style-name="ce8" table:formula="of:=[.Y29]" office:value-type="float" office:value="0.663">
            <text:p>0.663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0.6968196632163">
            <text:p>0.6968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1.089">
            <text:p>1.089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13321776689">
            <text:p>1.1332</text:p>
          </table:table-cell>
          <table:table-cell table:style-name="ce8" table:formula="of:=[.Y30]" office:value-type="float" office:value="0.663">
            <text:p>0.663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0.68992045863">
            <text:p>0.6899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1.089">
            <text:p>1.089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121997789">
            <text:p>1.1220</text:p>
          </table:table-cell>
          <table:table-cell table:style-name="ce8" table:formula="of:=[.Y31]" office:value-type="float" office:value="0.663">
            <text:p>0.663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0.683089563">
            <text:p>0.6831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1.089">
            <text:p>1.089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1108889">
            <text:p>1.1109</text:p>
          </table:table-cell>
          <table:table-cell table:style-name="ce8" table:formula="of:=[.Y32]" office:value-type="float" office:value="0.663">
            <text:p>0.663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0.6763263">
            <text:p>0.6763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1.089">
            <text:p>1.089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09989">
            <text:p>1.0999</text:p>
          </table:table-cell>
          <table:table-cell table:style-name="ce8" table:formula="of:=[.Y33]" office:value-type="float" office:value="0.663">
            <text:p>0.663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0.66963">
            <text:p>0.6696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1.089">
            <text:p>1.089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089">
            <text:p>1.0890</text:p>
          </table:table-cell>
          <table:table-cell table:style-name="ce8" table:formula="of:=[.Y34]" office:value-type="float" office:value="0.663">
            <text:p>0.663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0.663">
            <text:p>0.663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5841584158416">
            <text:p>1.1584</text:p>
          </table:table-cell>
          <table:table-cell table:style-name="ce8" table:formula="of:=[.V35]" office:value-type="float" office:value="1.089">
            <text:p>1.089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07821782178218">
            <text:p>1.0782</text:p>
          </table:table-cell>
          <table:table-cell table:style-name="ce8" table:formula="of:=[.Y35]" office:value-type="float" office:value="0.663">
            <text:p>0.663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0.656435643564356">
            <text:p>0.6564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469463778061">
            <text:p>1.1469</text:p>
          </table:table-cell>
          <table:table-cell table:style-name="ce8" table:formula="of:=[.V36]" office:value-type="float" office:value="1.089">
            <text:p>1.089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06754239780414">
            <text:p>1.0675</text:p>
          </table:table-cell>
          <table:table-cell table:style-name="ce8" table:formula="of:=[.Y36]" office:value-type="float" office:value="0.663">
            <text:p>0.663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0.649936280756789">
            <text:p>0.6499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1.089">
            <text:p>1.089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0569726710932">
            <text:p>1.0570</text:p>
          </table:table-cell>
          <table:table-cell table:style-name="ce8" table:formula="of:=[.Y37]" office:value-type="float" office:value="0.663">
            <text:p>0.663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0.643501268076028">
            <text:p>0.6435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1.089">
            <text:p>1.089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04650759514179">
            <text:p>1.0465</text:p>
          </table:table-cell>
          <table:table-cell table:style-name="ce8" table:formula="of:=[.Y38]" office:value-type="float" office:value="0.663">
            <text:p>0.663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0.637129968392107">
            <text:p>0.6371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1.089">
            <text:p>1.089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03614613380375">
            <text:p>1.0361</text:p>
          </table:table-cell>
          <table:table-cell table:style-name="ce8" table:formula="of:=[.Y39]" office:value-type="float" office:value="0.663">
            <text:p>0.663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0.630821750883275">
            <text:p>0.630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1.089">
            <text:p>1.089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02588726119183">
            <text:p>1.0259</text:p>
          </table:table-cell>
          <table:table-cell table:style-name="ce8" table:formula="of:=[.Y40]" office:value-type="float" office:value="0.663">
            <text:p>0.663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0.624575990973539">
            <text:p>0.6246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1.089">
            <text:p>1.089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01572996157607">
            <text:p>1.0157</text:p>
          </table:table-cell>
          <table:table-cell table:style-name="ce8" table:formula="of:=[.Y41]" office:value-type="float" office:value="0.663">
            <text:p>0.663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0.618392070270831">
            <text:p>0.618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1.089">
            <text:p>1.089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00567322928324">
            <text:p>1.0057</text:p>
          </table:table-cell>
          <table:table-cell table:style-name="ce8" table:formula="of:=[.Y42]" office:value-type="float" office:value="0.663">
            <text:p>0.663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0.612269376505773">
            <text:p>0.612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1.089">
            <text:p>1.089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0.995716068597265">
            <text:p>0.9957</text:p>
          </table:table-cell>
          <table:table-cell table:style-name="ce8" table:formula="of:=[.Y43]" office:value-type="float" office:value="0.663">
            <text:p>0.663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0.606207303471062">
            <text:p>0.606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1.089">
            <text:p>1.089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0.985857493660659">
            <text:p>0.9859</text:p>
          </table:table-cell>
          <table:table-cell table:style-name="ce8" table:formula="of:=[.Y44]" office:value-type="float" office:value="0.663">
            <text:p>0.663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0.600205250961448">
            <text:p>0.600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66761">
            <text:p>196676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452911">
            <text:p>452911</text:p>
          </table:table-cell>
          <table:table-cell/>
          <table:table-cell table:style-name="ce15"/>
          <table:table-cell table:style-name="ce5" office:value-type="float" office:value="678215">
            <text:p>678215</text:p>
          </table:table-cell>
          <table:table-cell/>
          <table:table-cell table:style-name="ce15"/>
          <table:table-cell table:style-name="ce5" office:value-type="float" office:value="748905">
            <text:p>74890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 office:value-type="float" office:value="20150809">
            <text:p>20150809.0000</text:p>
          </table:table-cell>
          <table:table-cell table:style-name="ce5" office:value-type="float" office:value="521607">
            <text:p>521607</text:p>
          </table:table-cell>
          <table:table-cell/>
          <table:table-cell table:style-name="ce15"/>
          <table:table-cell table:style-name="ce5" office:value-type="float" office:value="539500">
            <text:p>539500</text:p>
          </table:table-cell>
          <table:table-cell/>
          <table:table-cell table:style-name="ce15"/>
          <table:table-cell table:style-name="ce5" office:value-type="float" office:value="1959177">
            <text:p>1959177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6.1547148533856">
            <text:p>6.1547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5.856">
            <text:p>5.85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5.57178306662512">
            <text:p>5.571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30701">
            <text:p>63070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30026">
            <text:p>1530026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9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9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office:forms form:automatic-focus="false" form:apply-design-mode="false"/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office:forms form:automatic-focus="false" form:apply-design-mode="false"/>
        <table:table-column table:style-name="co1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ce15"/>
        <table:table-column table:style-name="co17" table:default-cell-style-name="ce11"/>
        <table:table-column table:style-name="co30" table:default-cell-style-name="ce15"/>
        <table:table-column table:style-name="co5" table:default-cell-style-name="ce11"/>
        <table:table-column table:style-name="co31" table:default-cell-style-name="ce15"/>
        <table:table-column table:style-name="co9" table:default-cell-style-name="ce11"/>
        <table:table-column table:style-name="co13" table:default-cell-style-name="ce21"/>
        <table:table-column table:style-name="co1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4" table:default-cell-style-name="ce21"/>
        <table:table-column table:style-name="co21" table:default-cell-style-name="ce11"/>
        <table:table-column table:style-name="co33" table:default-cell-style-name="Default"/>
        <table:table-column table:style-name="co6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13" table:default-cell-style-name="ce21"/>
        <table:table-column table:style-name="co21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7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8" table:default-cell-style-name="ce21"/>
        <table:table-column table:style-name="co39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5" office:value-type="string">
            <text:p>jz</text:p>
          </table:table-cell>
          <table:table-cell table:style-name="ce11"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5" office:value-type="string">
            <text:p>jz</text:p>
          </table:table-cell>
          <table:table-cell table:style-name="ce11"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3" office:value-type="string">
            <text:p>zz905</text:p>
          </table:table-cell>
          <table:table-cell table:style-name="ce15" office:value-type="string">
            <text:p>jz</text:p>
          </table:table-cell>
          <table:table-cell table:style-name="ce11"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5" office:value-type="string">
            <text:p>jz</text:p>
          </table:table-cell>
          <table:table-cell table:style-name="ce11"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3" office:value-type="date" office:date-value="2015-08-07">
            <text:p>15年8月7日</text:p>
          </table:table-cell>
          <table:table-cell table:style-name="ce5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5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3744.2">
            <text:p>3744.20</text:p>
          </table:table-cell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8013.32">
            <text:p>8013.32</text:p>
          </table:table-cell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12753.05">
            <text:p>12753.05</text:p>
          </table:table-cell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3" office:value-type="date" office:date-value="2015-08-10">
            <text:p>15年8月10日</text:p>
          </table:table-cell>
          <table:table-cell table:style-name="ce5" office:value-type="float" office:value="777394">
            <text:p>777394</text:p>
          </table:table-cell>
          <table:table-cell table:style-name="ce5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20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5" office:value-type="float" office:value="539500">
            <text:p>539500</text:p>
          </table:table-cell>
          <table:table-cell table:style-name="ce5" office:value-type="float" office:value="0">
            <text:p>0</text:p>
          </table:table-cell>
          <table:table-cell table:style-name="ce15" table:formula="of:=[.M2]*(1+[.N3]*0.01)" office:value-type="float" office:value="1.03430360405439">
            <text:p>1.0343</text:p>
          </table:table-cell>
          <table:table-cell table:style-name="ce20" table:formula="of:=100*([.K3]-[.L3])/[.K2]-100" office:value-type="float" office:value="3.43036040543934">
            <text:p>3.43</text:p>
          </table:table-cell>
          <table:table-cell table:style-name="ce15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5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5" table:formula="of:=[.U2]*(1+[.V3]*0.01)" office:value-type="float" office:value="1.04920143154746">
            <text:p>1.0492</text:p>
          </table:table-cell>
          <table:table-cell table:style-name="ce20" table:formula="of:=100*[.T3]/[.T2]-100" office:value-type="float" office:value="4.92014315474601">
            <text:p>4.92</text:p>
          </table:table-cell>
          <table:table-cell table:style-name="ce15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5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5" table:formula="of:=[.AC2]*(1+[.AD3]*0.01)" office:value-type="float" office:value="1.04751713397194">
            <text:p>1.0475</text:p>
          </table:table-cell>
          <table:table-cell table:style-name="ce20" table:formula="of:=100*[.AB3]/[.AB2]-100" office:value-type="float" office:value="4.75171339719368">
            <text:p>4.75</text:p>
          </table:table-cell>
          <table:table-cell table:style-name="ce15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5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5" table:formula="of:=[.AK2]*(1+[.AL3]*0.01)" office:value-type="float" office:value="1.04311988112648">
            <text:p>1.0431</text:p>
          </table:table-cell>
          <table:table-cell table:style-name="ce20" table:formula="of:=100*[.AJ3]/[.AJ2]-100" office:value-type="float" office:value="4.31198811264757">
            <text:p>4.31</text:p>
          </table:table-cell>
          <table:table-cell table:style-name="ce15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5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3" table:formula="of:=[.A3]+1" office:value-type="date" office:date-value="2015-08-11">
            <text:p>15年8月11日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formula="of:=[.D3]*(1+[.E4]*0.01)" office:value-type="float" office:value="0.00000135014898884858">
            <text:p>0.0000</text:p>
          </table:table-cell>
          <table:table-cell table:style-name="ce20" table:formula="of:=100*([.B4]-[.C4])/[.B3]-100" office:value-type="float" office:value="-99.9998713650993">
            <text:p>-100.00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-99.9998649851011">
            <text:p>-100.00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-99.9998649851011">
            <text:p>-100.00</text:p>
          </table:table-cell>
          <table:table-cell/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5" table:formula="of:=[.M3]*(1+[.N4]*0.01)" office:value-type="float" office:value="0.00000191715218548967">
            <text:p>0.0000</text:p>
          </table:table-cell>
          <table:table-cell table:style-name="ce20" table:formula="of:=100*([.K4]-[.L4])/[.K3]-100" office:value-type="float" office:value="-99.9998146431881">
            <text:p>-100.00</text:p>
          </table:table-cell>
          <table:table-cell table:style-name="ce15" table:formula="of:=[.O3]" office:value-type="float" office:value="1">
            <text:p>1.0000</text:p>
          </table:table-cell>
          <table:table-cell table:style-name="ce11" table:formula="of:=100*[.M4]/[.O4]-100" office:value-type="float" office:value="-99.9998082847815">
            <text:p>-100.00</text:p>
          </table:table-cell>
          <table:table-cell table:style-name="ce15" table:formula="of:=[.Q3]" office:value-type="float" office:value="1">
            <text:p>1.0000</text:p>
          </table:table-cell>
          <table:table-cell table:style-name="ce11" table:formula="of:=100*[.M4]/[.Q4]-100" office:value-type="float" office:value="-99.9998082847815">
            <text:p>-100.00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U3]*(1+[.V4]*0.01)" office:value-type="float" office:value="0.000267079750013432">
            <text:p>0.0003</text:p>
          </table:table-cell>
          <table:table-cell table:style-name="ce20" table:formula="of:=100*[.T4]/[.T3]-100" office:value-type="float" office:value="-99.9745444733506">
            <text:p>-99.97</text:p>
          </table:table-cell>
          <table:table-cell table:style-name="ce15" table:formula="of:=[.W3]" office:value-type="float" office:value="1">
            <text:p>1.0000</text:p>
          </table:table-cell>
          <table:table-cell table:style-name="ce11" table:formula="of:=100*[.U4]/[.W4]-100" office:value-type="float" office:value="-99.9732920249987">
            <text:p>-99.97</text:p>
          </table:table-cell>
          <table:table-cell table:style-name="ce15" table:formula="of:=[.Y3]" office:value-type="float" office:value="1">
            <text:p>1.0000</text:p>
          </table:table-cell>
          <table:table-cell table:style-name="ce11" table:formula="of:=100*[.U4]/[.Y4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3]*(1+[.AD4]*0.01)" office:value-type="float" office:value="0.000124792220952162">
            <text:p>0.0001</text:p>
          </table:table-cell>
          <table:table-cell table:style-name="ce20" table:formula="of:=100*[.AB4]/[.AB3]-100" office:value-type="float" office:value="-99.9880868563477">
            <text:p>-99.99</text:p>
          </table:table-cell>
          <table:table-cell table:style-name="ce15" table:formula="of:=[.AE3]" office:value-type="float" office:value="1">
            <text:p>1.0000</text:p>
          </table:table-cell>
          <table:table-cell table:style-name="ce11" table:formula="of:=100*[.AC4]/[.AE4]-100" office:value-type="float" office:value="-99.9875207779048">
            <text:p>-99.99</text:p>
          </table:table-cell>
          <table:table-cell table:style-name="ce15" table:formula="of:=[.AG3]" office:value-type="float" office:value="1">
            <text:p>1.0000</text:p>
          </table:table-cell>
          <table:table-cell table:style-name="ce11" table:formula="of:=100*[.AC4]/[.AG4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3]*(1+[.AL4]*0.01)" office:value-type="float" office:value="0.0000784126150214133">
            <text:p>0.0001</text:p>
          </table:table-cell>
          <table:table-cell table:style-name="ce20" table:formula="of:=100*[.AJ4]/[.AJ3]-100" office:value-type="float" office:value="-99.9924828759915">
            <text:p>-99.99</text:p>
          </table:table-cell>
          <table:table-cell table:style-name="ce15" table:formula="of:=[.AM3]" office:value-type="float" office:value="1">
            <text:p>1.0000</text:p>
          </table:table-cell>
          <table:table-cell table:style-name="ce11" table:formula="of:=100*[.AK4]/[.AM4]-100" office:value-type="float" office:value="-99.9921587384979">
            <text:p>-99.99</text:p>
          </table:table-cell>
          <table:table-cell table:style-name="ce15" table:formula="of:=[.AO3]" office:value-type="float" office:value="1">
            <text:p>1.0000</text:p>
          </table:table-cell>
          <table:table-cell table:style-name="ce11" table:formula="of:=100*[.AK4]/[.AO4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4]+1" office:value-type="date" office:date-value="2015-08-12">
            <text:p>15年8月12日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formula="of:=[.D4]*(1+[.E5]*0.01)" office:value-type="float" office:value="0.00000135014898884858">
            <text:p>0.0000</text:p>
          </table:table-cell>
          <table:table-cell table:style-name="ce20" table:formula="of:=100*([.B5]-[.C5])/[.B4]-100" office:value-type="float" office:value="0">
            <text:p>0.00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-99.9998649851011">
            <text:p>-100.00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-99.9998649851011">
            <text:p>-100.00</text:p>
          </table:table-cell>
          <table:table-cell/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5" table:formula="of:=[.M4]*(1+[.N5]*0.01)" office:value-type="float" office:value="0.00000191715218548967">
            <text:p>0.0000</text:p>
          </table:table-cell>
          <table:table-cell table:style-name="ce20" table:formula="of:=100*([.K5]-[.L5])/[.K4]-100" office:value-type="float" office:value="0">
            <text:p>0.00</text:p>
          </table:table-cell>
          <table:table-cell table:style-name="ce15" table:formula="of:=[.O4]" office:value-type="float" office:value="1">
            <text:p>1.0000</text:p>
          </table:table-cell>
          <table:table-cell table:style-name="ce11" table:formula="of:=100*[.M5]/[.O5]-100" office:value-type="float" office:value="-99.9998082847815">
            <text:p>-100.00</text:p>
          </table:table-cell>
          <table:table-cell table:style-name="ce15" table:formula="of:=[.Q4]" office:value-type="float" office:value="1">
            <text:p>1.0000</text:p>
          </table:table-cell>
          <table:table-cell table:style-name="ce11" table:formula="of:=100*[.M5]/[.Q5]-100" office:value-type="float" office:value="-99.9998082847815">
            <text:p>-100.00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U4]*(1+[.V5]*0.01)" office:value-type="float" office:value="0.000267079750013432">
            <text:p>0.0003</text:p>
          </table:table-cell>
          <table:table-cell table:style-name="ce20" table:formula="of:=100*[.T5]/[.T4]-100" office:value-type="float" office:value="0">
            <text:p>0.00</text:p>
          </table:table-cell>
          <table:table-cell table:style-name="ce15" table:formula="of:=[.W4]" office:value-type="float" office:value="1">
            <text:p>1.0000</text:p>
          </table:table-cell>
          <table:table-cell table:style-name="ce11" table:formula="of:=100*[.U5]/[.W5]-100" office:value-type="float" office:value="-99.9732920249987">
            <text:p>-99.97</text:p>
          </table:table-cell>
          <table:table-cell table:style-name="ce15" table:formula="of:=[.Y4]" office:value-type="float" office:value="1">
            <text:p>1.0000</text:p>
          </table:table-cell>
          <table:table-cell table:style-name="ce11" table:formula="of:=100*[.U5]/[.Y5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4]*(1+[.AD5]*0.01)" office:value-type="float" office:value="0.000124792220952162">
            <text:p>0.0001</text:p>
          </table:table-cell>
          <table:table-cell table:style-name="ce20" table:formula="of:=100*[.AB5]/[.AB4]-100" office:value-type="float" office:value="0">
            <text:p>0.00</text:p>
          </table:table-cell>
          <table:table-cell table:style-name="ce15" table:formula="of:=[.AE4]" office:value-type="float" office:value="1">
            <text:p>1.0000</text:p>
          </table:table-cell>
          <table:table-cell table:style-name="ce11" table:formula="of:=100*[.AC5]/[.AE5]-100" office:value-type="float" office:value="-99.9875207779048">
            <text:p>-99.99</text:p>
          </table:table-cell>
          <table:table-cell table:style-name="ce15" table:formula="of:=[.AG4]" office:value-type="float" office:value="1">
            <text:p>1.0000</text:p>
          </table:table-cell>
          <table:table-cell table:style-name="ce11" table:formula="of:=100*[.AC5]/[.AG5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4]*(1+[.AL5]*0.01)" office:value-type="float" office:value="0.0000784126150214133">
            <text:p>0.0001</text:p>
          </table:table-cell>
          <table:table-cell table:style-name="ce20" table:formula="of:=100*[.AJ5]/[.AJ4]-100" office:value-type="float" office:value="0">
            <text:p>0.00</text:p>
          </table:table-cell>
          <table:table-cell table:style-name="ce15" table:formula="of:=[.AM4]" office:value-type="float" office:value="1">
            <text:p>1.0000</text:p>
          </table:table-cell>
          <table:table-cell table:style-name="ce11" table:formula="of:=100*[.AK5]/[.AM5]-100" office:value-type="float" office:value="-99.9921587384979">
            <text:p>-99.99</text:p>
          </table:table-cell>
          <table:table-cell table:style-name="ce15" table:formula="of:=[.AO4]" office:value-type="float" office:value="1">
            <text:p>1.0000</text:p>
          </table:table-cell>
          <table:table-cell table:style-name="ce11" table:formula="of:=100*[.AK5]/[.AO5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5]+1" office:value-type="date" office:date-value="2015-08-13">
            <text:p>15年8月13日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formula="of:=[.D5]*(1+[.E6]*0.01)" office:value-type="float" office:value="0.00000135014898884858">
            <text:p>0.0000</text:p>
          </table:table-cell>
          <table:table-cell table:style-name="ce20" table:formula="of:=100*([.B6]-[.C6])/[.B5]-100" office:value-type="float" office:value="0">
            <text:p>0.0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-99.9998649851011">
            <text:p>-100.0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-99.9998649851011">
            <text:p>-100.00</text:p>
          </table:table-cell>
          <table:table-cell/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5" table:formula="of:=[.M5]*(1+[.N6]*0.01)" office:value-type="float" office:value="0.00000191715218548967">
            <text:p>0.0000</text:p>
          </table:table-cell>
          <table:table-cell table:style-name="ce20" table:formula="of:=100*([.K6]-[.L6])/[.K5]-100" office:value-type="float" office:value="0">
            <text:p>0.00</text:p>
          </table:table-cell>
          <table:table-cell table:style-name="ce15" table:formula="of:=[.O5]" office:value-type="float" office:value="1">
            <text:p>1.0000</text:p>
          </table:table-cell>
          <table:table-cell table:style-name="ce11" table:formula="of:=100*[.M6]/[.O6]-100" office:value-type="float" office:value="-99.9998082847815">
            <text:p>-100.00</text:p>
          </table:table-cell>
          <table:table-cell table:style-name="ce15" table:formula="of:=[.Q5]" office:value-type="float" office:value="1">
            <text:p>1.0000</text:p>
          </table:table-cell>
          <table:table-cell table:style-name="ce11" table:formula="of:=100*[.M6]/[.Q6]-100" office:value-type="float" office:value="-99.9998082847815">
            <text:p>-100.00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U5]*(1+[.V6]*0.01)" office:value-type="float" office:value="0.000267079750013432">
            <text:p>0.0003</text:p>
          </table:table-cell>
          <table:table-cell table:style-name="ce20" table:formula="of:=100*[.T6]/[.T5]-100" office:value-type="float" office:value="0">
            <text:p>0.00</text:p>
          </table:table-cell>
          <table:table-cell table:style-name="ce15" table:formula="of:=[.W5]" office:value-type="float" office:value="1">
            <text:p>1.0000</text:p>
          </table:table-cell>
          <table:table-cell table:style-name="ce11" table:formula="of:=100*[.U6]/[.W6]-100" office:value-type="float" office:value="-99.9732920249987">
            <text:p>-99.97</text:p>
          </table:table-cell>
          <table:table-cell table:style-name="ce15" table:formula="of:=[.Y5]" office:value-type="float" office:value="1">
            <text:p>1.0000</text:p>
          </table:table-cell>
          <table:table-cell table:style-name="ce11" table:formula="of:=100*[.U6]/[.Y6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5]*(1+[.AD6]*0.01)" office:value-type="float" office:value="0.000124792220952162">
            <text:p>0.0001</text:p>
          </table:table-cell>
          <table:table-cell table:style-name="ce20" table:formula="of:=100*[.AB6]/[.AB5]-100" office:value-type="float" office:value="0">
            <text:p>0.00</text:p>
          </table:table-cell>
          <table:table-cell table:style-name="ce15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5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5]*(1+[.AL6]*0.01)" office:value-type="float" office:value="0.0000784126150214133">
            <text:p>0.0001</text:p>
          </table:table-cell>
          <table:table-cell table:style-name="ce20" table:formula="of:=100*[.AJ6]/[.AJ5]-100" office:value-type="float" office:value="0">
            <text:p>0.00</text:p>
          </table:table-cell>
          <table:table-cell table:style-name="ce15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5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6]+1" office:value-type="date" office:date-value="2015-08-14">
            <text:p>15年8月14日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formula="of:=[.D6]*(1+[.E7]*0.01)" office:value-type="float" office:value="0.00000135014898884858">
            <text:p>0.0000</text:p>
          </table:table-cell>
          <table:table-cell table:style-name="ce20" table:formula="of:=100*([.B7]-[.C7])/[.B6]-100" office:value-type="float" office:value="0">
            <text:p>0.0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-99.9998649851011">
            <text:p>-100.00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-99.9998649851011">
            <text:p>-100.00</text:p>
          </table:table-cell>
          <table:table-cell/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5" table:formula="of:=[.M6]*(1+[.N7]*0.01)" office:value-type="float" office:value="0.00000191715218548967">
            <text:p>0.0000</text:p>
          </table:table-cell>
          <table:table-cell table:style-name="ce20" table:formula="of:=100*([.K7]-[.L7])/[.K6]-100" office:value-type="float" office:value="0">
            <text:p>0.00</text:p>
          </table:table-cell>
          <table:table-cell table:style-name="ce15" table:formula="of:=[.O6]" office:value-type="float" office:value="1">
            <text:p>1.0000</text:p>
          </table:table-cell>
          <table:table-cell table:style-name="ce11" table:formula="of:=100*[.M7]/[.O7]-100" office:value-type="float" office:value="-99.9998082847815">
            <text:p>-100.00</text:p>
          </table:table-cell>
          <table:table-cell table:style-name="ce15" table:formula="of:=[.Q6]" office:value-type="float" office:value="1">
            <text:p>1.0000</text:p>
          </table:table-cell>
          <table:table-cell table:style-name="ce11" table:formula="of:=100*[.M7]/[.Q7]-100" office:value-type="float" office:value="-99.9998082847815">
            <text:p>-100.00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U6]*(1+[.V7]*0.01)" office:value-type="float" office:value="0.000267079750013432">
            <text:p>0.0003</text:p>
          </table:table-cell>
          <table:table-cell table:style-name="ce20" table:formula="of:=100*[.T7]/[.T6]-100" office:value-type="float" office:value="0">
            <text:p>0.00</text:p>
          </table:table-cell>
          <table:table-cell table:style-name="ce15" table:formula="of:=[.W6]" office:value-type="float" office:value="1">
            <text:p>1.0000</text:p>
          </table:table-cell>
          <table:table-cell table:style-name="ce11" table:formula="of:=100*[.U7]/[.W7]-100" office:value-type="float" office:value="-99.9732920249987">
            <text:p>-99.97</text:p>
          </table:table-cell>
          <table:table-cell table:style-name="ce15" table:formula="of:=[.Y6]" office:value-type="float" office:value="1">
            <text:p>1.0000</text:p>
          </table:table-cell>
          <table:table-cell table:style-name="ce11" table:formula="of:=100*[.U7]/[.Y7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6]*(1+[.AD7]*0.01)" office:value-type="float" office:value="0.000124792220952162">
            <text:p>0.0001</text:p>
          </table:table-cell>
          <table:table-cell table:style-name="ce20" table:formula="of:=100*[.AB7]/[.AB6]-100" office:value-type="float" office:value="0">
            <text:p>0.00</text:p>
          </table:table-cell>
          <table:table-cell table:style-name="ce15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5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6]*(1+[.AL7]*0.01)" office:value-type="float" office:value="0.0000784126150214133">
            <text:p>0.0001</text:p>
          </table:table-cell>
          <table:table-cell table:style-name="ce20" table:formula="of:=100*[.AJ7]/[.AJ6]-100" office:value-type="float" office:value="0">
            <text:p>0.00</text:p>
          </table:table-cell>
          <table:table-cell table:style-name="ce15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5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 table:number-rows-repeated="1048568">
          <table:table-cell table:number-columns-repeated="42"/>
        </table:table-row>
        <table:table-row table:style-name="ro2">
          <table:table-cell table:number-columns-repeated="42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18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8.18">
            <text:p>8.18</text:p>
          </table:table-cell>
          <table:table-cell table:style-name="ce18" table:formula="of:=100*[.D19]/[.D20]-100" office:value-type="float" office:value="5.64517170569167">
            <text:p>5.65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.7429">
            <text:p>7.7429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18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2015／08／10</text:date>, <text:time>23:44:2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8-10T23:44:21.19</dc:date>
    <meta:editing-duration>P63DT2H35M25S</meta:editing-duration>
    <meta:editing-cycles>228</meta:editing-cycles>
    <meta:generator>OpenOffice/4.1.1$Win32 OpenOffice.org_project/411m6$Build-9775</meta:generator>
    <meta:document-statistic meta:table-count="9" meta:cell-count="5215" meta:object-count="0"/>
  </office:meta>
</office:document-meta>
</file>